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UrbanBody">DGO4 - Direction Générale Opérationnelle</text:p><text:p text:style-name="UrbanBody">Aménagement du Territoire, Logement, Patrimoine et Energie</text:p><text:p text:style-name="UrbanBody">Place Léopold, 3 – Immeuble « BIBOT »</text:p><text:p text:style-name="UrbanBody">5000 <text:tab/>Namur</text:p><text:p text:style-name="UrbanTitle3">RECOMMANDE</text:p><text:p text:style-name="Standard"/><text:p text:style-name="Standard"/><text:p text:style-name="Standard"/><text:p text:style-name="Standard"/><text:p text:style-name="Standard"/><text:p text:style-name="Standard"/><text:p text:style-name="P3"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5"><text:span text:style-name="T5">do text</text:span></text:p><text:p text:style-name="P5"><text:span text:style-name="T5">from document(at=reference, format='odt')</text:span></text:p></office:annotation></text:span>Import depuis reference.odt</text:p>
      <text:p text:style-name="UrbanBody">Références SPW - DGO4 : <text:text-input text:description="Référence DGATLP">self.getReferenceDGATLP()</text:text-input>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displayValue(urbanEventObj.Vocabulary('decision')[0], urbanEventObj.getDecision()).upper()</text:text-input></text:span>.</text:p>
      <text:p text:style-name="UrbanBody"/>
      <text:p text:style-name="UrbanBody"><text:tab/>Vous souhaitant bonne réception de cette lettre et de son annexe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9T11:58:39</dc:date>
    <dc:language>fr-FR</dc:language>
    <meta:editing-cycles>68</meta:editing-cycles>
    <meta:editing-duration>PT31H55M10S</meta:editing-duration>
    <dc:creator>Gauthier Bastien</dc:creator>
    <meta:document-statistic meta:table-count="0" meta:image-count="0" meta:object-count="0" meta:page-count="1" meta:paragraph-count="19" meta:word-count="126" meta:character-count="1146"/>
    <meta:user-defined meta:name="Info 1"/>
    <meta:user-defined meta:name="Info 2"/>
    <meta:user-defined meta:name="Info 3"/>
    <meta:user-defined meta:name="Info 4"/>
  </office:meta>
</office:document-meta>
</file>